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5.098cm" svg:height="1.909cm" svg:x="14.902cm" svg:y="2.5cm">
          <text:p text:style-name="P1">PlayerCharact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098cm" svg:height="1.909cm" svg:x="2.39cm" svg:y="5.364cm">
          <text:p text:style-name="P1">Monst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708cm" svg:height="3.818cm" svg:x="9.341cm" svg:y="2.977cm">
          <text:p text:style-name="P1">Comba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902cm" svg:y1="3.454cm" svg:x2="13.049cm" svg:y2="4.886cm" draw:start-shape="id1" draw:end-shape="id2" svg:d="m14902 3454-1853 1432">
          <text:p/>
        </draw:connector>
        <draw:connector draw:style-name="gr3" draw:text-style-name="P1" draw:layer="layout" draw:type="line" svg:x1="7.488cm" svg:y1="6.318cm" svg:x2="9.341cm" svg:y2="4.886cm" draw:start-shape="id3" draw:end-shape="id2" svg:d="m7488 6318 1853-1432">
          <text:p/>
        </draw:connector>
        <draw:custom-shape draw:style-name="gr1" draw:text-style-name="P1" draw:id="id4" draw:layer="layout" svg:width="3.244cm" svg:height="2.864cm" svg:x="14.439cm" svg:y="10.136cm">
          <text:p text:style-name="P1">Quest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5" draw:layer="layout" svg:width="3.244cm" svg:height="2.864cm" svg:x="9.805cm" svg:y="10.136cm">
          <text:p text:style-name="P1">QuestSte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6" draw:layer="layout" svg:width="3.707cm" svg:height="2.864cm" svg:x="5.171cm" svg:y="10.136cm">
          <text:p text:style-name="P1">Encounter</text:p>
          <text:p text:style-name="P1">(Type=Fight)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7" draw:layer="layout" svg:width="3.244cm" svg:height="2.864cm" svg:x="1cm" svg:y="10.136cm">
          <text:p text:style-name="P1">Mob-</text:p>
          <text:p text:style-name="P1">Template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14.439cm" svg:y1="11.568cm" svg:x2="13.049cm" svg:y2="11.568cm" draw:start-shape="id4" draw:start-glue-point="5" draw:end-shape="id5" svg:d="m14439 11568h-1390">
          <text:p/>
        </draw:connector>
        <draw:connector draw:style-name="gr3" draw:text-style-name="P1" draw:layer="layout" draw:type="line" svg:x1="9.805cm" svg:y1="11.568cm" svg:x2="8.878cm" svg:y2="11.568cm" draw:start-shape="id5" draw:start-glue-point="5" draw:end-shape="id6" svg:d="m9805 11568h-927">
          <text:p/>
        </draw:connector>
        <draw:connector draw:style-name="gr3" draw:text-style-name="P1" draw:layer="layout" draw:type="line" svg:x1="5.171cm" svg:y1="11.568cm" svg:x2="4.244cm" svg:y2="11.568cm" draw:start-shape="id6" draw:end-shape="id7" svg:d="m5171 11568h-927">
          <text:p/>
        </draw:connector>
        <draw:connector draw:style-name="gr3" draw:text-style-name="P1" draw:layer="layout" draw:type="curve" svg:x1="2.432cm" svg:y1="10.136cm" svg:x2="4.939cm" svg:y2="7.273cm" draw:start-shape="id7" draw:start-glue-point="4" draw:end-shape="id3" svg:d="m2432 10136c0-2148 2507-717 2507-2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ngo </meta:initial-creator>
    <meta:creation-date>2010-07-10T15:55:44</meta:creation-date>
    <dc:date>2010-07-10T15:57:12</dc:date>
    <dc:creator>Ingo </dc:creator>
    <meta:editing-duration>PT00H01M29S</meta:editing-duration>
    <meta:editing-cycles>1</meta:editing-cycles>
    <meta:document-statistic meta:object-count="13"/>
    <meta:generator>OpenOffice.org/3.2$Unix OpenOffice.org_project/320m12$Build-9483</meta:generator>
  </office:meta>
</office:document-meta>
</file>